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Heading_20_3">
      <style:text-properties officeooo:rsid="0017d306" officeooo:paragraph-rsid="0017d30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officeooo:rsid="0017d306" officeooo:paragraph-rsid="0017d306"/>
    </style:style>
    <style:style style:name="P7" style:family="paragraph" style:parent-style-name="Text_20_body">
      <style:text-properties officeooo:rsid="0017d306" officeooo:paragraph-rsid="0017e434"/>
    </style:style>
    <style:style style:name="P8" style:family="paragraph" style:parent-style-name="Preformatted_20_Text">
      <style:text-properties officeooo:rsid="0017d306"/>
    </style:style>
    <style:style style:name="T1" style:family="text">
      <style:text-properties officeooo:rsid="0017e434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3" text:anchor-type="page" text:anchor-page-number="1" svg:x="0cm" svg:y="-52.917cm" svg:width="1.247cm" svg:height="1.247cm" draw:z-index="0">
        <draw:floating-frame xlink:href="http://mediacdn.disqus.com/1334604299/build/system/def.html#xdm_e=http%3A%2F%2Fturbogears.org&amp;xdm_c=default5226&amp;xdm_p=1&amp;" xlink:type="simple" xlink:show="embed" xlink:actuate="onLoad" draw:frame-name="easyXDM_DISQUS_net_default5226_provider"/>
      </draw:frame>
      <text:h text:style-name="Heading_20_2" text:outline-level="2">Tgext.menu</text:h>
      <text:p text:style-name="Text_20_body">Unicode problem</text:p>
      <text:p text:style-name="Preformatted_20_Text">Change tgext/menu/functions.py, line 111 :</text:p>
      <text:p text:style-name="Preformatted_20_Text">return divmenu.render_unicode(menulist=menutree, name=menuname,</text:p>
      <text:p text:style-name="P1">vertical_menu=vertical)</text:p>
      <text:p text:style-name="Text_20_body">Vu chez Rotui, suite à transfert d'appel :</text:p>
      <text:p text:style-name="Preformatted_20_Text">16:25:12,957 WARNI [astportal2.lib.asterisk] Hangup: channel "AsyncGoto/DAHDI/i2/501040-46&lt;ZOMBIE&gt;" does not exit..</text:p>
      <text:p text:style-name="Preformatted_20_Text"/>
      <text:h text:style-name="Heading_20_2" text:outline-level="2">tgscheduler</text:h>
      <text:p text:style-name="Text_20_body">Utilisation de tgscheduler pour vérifier la connexion au manager, et reconnecter si nécessaire. Voir lib/app_globals.</text:p>
      <text:h text:style-name="Heading_20_2" text:outline-level="2">Phonebook</text:h>
      <text:p text:style-name="Text_20_body">Pour les nouveaux GXP (1450, 2100), le phonebook doit contenir le prénom et être encodé en UTF-8.</text:p>
      <text:h text:style-name="Heading_20_2" text:outline-level="2">Groupes d'appels</text:h>
      <text:p text:style-name="Text_20_body">CRUD + monitoring.</text:p>
      <text:p text:style-name="Text_20_body">Appel sortant par agent :</text:p>
      <text:p text:style-name="Preformatted_20_Text">Event: Newchannel <text:s text:c="68"/></text:p>
      <text:p text:style-name="Preformatted_20_Text">Privilege: call,all</text:p>
      <text:p text:style-name="Preformatted_20_Text">Channel: SIP/100-000001c8</text:p>
      <text:p text:style-name="Preformatted_20_Text">ChannelState: 0</text:p>
      <text:p text:style-name="Preformatted_20_Text">ChannelStateDesc: Down</text:p>
      <text:p text:style-name="Preformatted_20_Text">CallerIDNum: 100</text:p>
      <text:p text:style-name="Preformatted_20_Text">CallerIDName: J-D Girard</text:p>
      <text:p text:style-name="Preformatted_20_Text">AccountCode: </text:p>
      <text:p text:style-name="Preformatted_20_Text">Exten: 199</text:p>
      <text:p text:style-name="Preformatted_20_Text">Context: interne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4</text:p>
      <text:p text:style-name="Preformatted_20_Text">ChannelStateDesc: Ring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START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</text:p>
      <text:p text:style-name="Preformatted_20_Text">CallerIDrdnis: </text:p>
      <text:p text:style-name="Preformatted_20_Text">CallerIDdnid: </text:p>
      <text:p text:style-name="Preformatted_20_Text">Exten: 199</text:p>
      <text:p text:style-name="Preformatted_20_Text"><text:soft-page-break/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1</text:p>
      <text:p text:style-name="Preformatted_20_Text">Application: NoOp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2</text:p>
      <text:p text:style-name="Preformatted_20_Text">Application: Answer</text:p>
      <text:p text:style-name="Preformatted_20_Text">AppData: 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6</text:p>
      <text:p text:style-name="Preformatted_20_Text">ChannelStateDesc: Up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1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<text:soft-page-break/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ANSWER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Answer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3</text:p>
      <text:p text:style-name="Preformatted_20_Text">Application: Wait</text:p>
      <text:p text:style-name="Preformatted_20_Text">AppData: 1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4</text:p>
      <text:p text:style-name="Preformatted_20_Text">Application: Playback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</text:p>
      <text:p text:style-name="Preformatted_20_Text">Value: ssrc=979310711;themssrc=1824743738;lp=0;rxjitter=0.000118;rxcount=147;txjitter=0.000000;txcount=95;rlp=0;rtt=0.000000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JITTER</text:p>
      <text:p text:style-name="Preformatted_20_Text">Value: minrxjitter=0.000000;maxrxjitter=0.000000;avgrxjitter=0.000000;stdevrxjitter=0.000000;reported_minjitter=0.000000;reported_maxjitter=0.000000;reported_avgjitter=0.000000;reported_stdevjitter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LOSS</text:p>
      <text:p text:style-name="Preformatted_20_Text">Value: minrxlost=0.000000;maxrxlost=0.000000;avgrxlost=0.000000;stdevrxlost=0.000000;reported_minlost=0.000000;reported_maxlost=0.000000;reported_avglost=0.000000;repo<text:soft-page-break/>rted_stdevlos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RTT</text:p>
      <text:p text:style-name="Preformatted_20_Text">Value: minrtt=0.000000;maxrtt=0.000000;avgrtt=0.000000;stdevrt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PLAYBACKSTATUS</text:p>
      <text:p text:style-name="Preformatted_20_Text">Value: SUCCESS</text:p>
      <text:p text:style-name="Preformatted_20_Text">Uniqueid: 1310499724.643</text:p>
      <text:p text:style-name="Preformatted_20_Text"/>
      <text:p text:style-name="Preformatted_20_Text">Event: Hangup</text:p>
      <text:p text:style-name="Preformatted_20_Text">Privilege: call,all</text:p>
      <text:p text:style-name="Preformatted_20_Text">Channel: SIP/100-000001c8</text:p>
      <text:p text:style-name="Preformatted_20_Text">Uniqueid: 1310499724.643</text:p>
      <text:p text:style-name="Preformatted_20_Text">CallerIDNum: 100</text:p>
      <text:p text:style-name="Preformatted_20_Text">CallerIDName: J-D Girard</text:p>
      <text:p text:style-name="Preformatted_20_Text">Cause: 0</text:p>
      <text:p text:style-name="Preformatted_20_Text">Cause-txt: Unknown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HANGUP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LINKEDID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<text:soft-page-break/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action: logoff</text:p>
      <text:h text:style-name="Heading_20_2" text:outline-level="2">Tests automatiques avec SIPp et pjsua</text:h>
      <text:p text:style-name="Text_20_body">Par exemple, pour vérifier le bon fonctionnement de la surveillance du centre d'appels.</text:p>
      <text:p text:style-name="Text_20_body">Configurer pjsua pour s'enregistrer avec plusieurs comptes (ci-dessous 4), en mode réponse automatique, puis jouer éventuellement sur le nombre maximum d'appels pour garder un agent libre :</text:p>
      <text:p text:style-name="Preformatted_20_Text"># Logging options:</text:p>
      <text:p text:style-name="Preformatted_20_Text">--log-level 5</text:p>
      <text:p text:style-name="Preformatted_20_Text">--app-log-level 4</text:p>
      <text:p text:style-name="Preformatted_20_Text"/>
      <text:p text:style-name="Preformatted_20_Text"># Accounts:</text:p>
      <text:p text:style-name="Preformatted_20_Text">--id sip:PSIvtkJL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PSIvtkJL</text:p>
      <text:p text:style-name="Preformatted_20_Text">--password EJf2awWb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ci6S5MQU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ci6S5MQU</text:p>
      <text:p text:style-name="Preformatted_20_Text">--password hUxiqqow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aNXsYBDJ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aNXsYBDJ</text:p>
      <text:p text:style-name="Preformatted_20_Text">--password qdB6FQyc</text:p>
      <text:p text:style-name="Preformatted_20_Text">--use-timer 1</text:p>
      <text:p text:style-name="Preformatted_20_Text"/>
      <text:p text:style-name="Preformatted_20_Text">--next-account</text:p>
      <text:p text:style-name="Preformatted_20_Text"><text:soft-page-break/>--id sip:GuO9bpdH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GuO9bpdH</text:p>
      <text:p text:style-name="Preformatted_20_Text">--password heSuDN2R</text:p>
      <text:p text:style-name="Preformatted_20_Text">--use-timer 1</text:p>
      <text:p text:style-name="Preformatted_20_Text"/>
      <text:p text:style-name="Preformatted_20_Text"># Network settings:</text:p>
      <text:p text:style-name="Preformatted_20_Text">--local-port 5678</text:p>
      <text:p text:style-name="Preformatted_20_Text"/>
      <text:p text:style-name="Preformatted_20_Text"># Media settings:</text:p>
      <text:p text:style-name="Preformatted_20_Text">--snd-auto-close 1</text:p>
      <text:p text:style-name="Preformatted_20_Text">#using default --clock-rate 16000</text:p>
      <text:p text:style-name="Preformatted_20_Text">#using default --quality 8</text:p>
      <text:p text:style-name="Preformatted_20_Text">#using default --ec-tail 200</text:p>
      <text:p text:style-name="Preformatted_20_Text">#using default --ilbc-mode 30</text:p>
      <text:p text:style-name="Preformatted_20_Text">--rtp-port 4000</text:p>
      <text:p text:style-name="Preformatted_20_Text"/>
      <text:p text:style-name="Preformatted_20_Text"># User agent:</text:p>
      <text:p text:style-name="Preformatted_20_Text">--auto-answer 200</text:p>
      <text:p text:style-name="Preformatted_20_Text">--max-calls 3</text:p>
      <text:p text:style-name="Preformatted_20_Text"/>
      <text:p text:style-name="Preformatted_20_Text">#</text:p>
      <text:p text:style-name="Preformatted_20_Text"># Buddies:</text:p>
      <text:p text:style-name="Preformatted_20_Text">#</text:p>
      <text:p text:style-name="Preformatted_20_Text"/>
      <text:p text:style-name="Preformatted_20_Text"># SIP extensions:</text:p>
      <text:p text:style-name="Preformatted_20_Text">--use-timer 1</text:p>
      <text:p text:style-name="Text_20_body"/>
      <text:p text:style-name="Text_20_body">Ensuite lancer plusieurs appels simultanés avec SIPp (depuis le répertoire /usr/share/sipp), dans plusieurs consoles, pour appels plus aléatoires :</text:p>
      <text:p text:style-name="Preformatted_20_Text">sudo sipp -sn uac_pcap -d 66666 -s '1000' localhost -r 3 -rp 3333 -l 3</text:p>
      <text:p text:style-name="Preformatted_20_Text">sudo sipp -sn uac_pcap -d 11111 -s '1000' localhost -r 3 -rp 5555 -l 3</text:p>
      <text:p text:style-name="Preformatted_20_Text"><text:s/>. . .</text:p>
      <text:h text:style-name="Heading_20_2" text:outline-level="2">Exception « relais brisé »</text:h>
      <text:p text:style-name="Text_20_body">Ces exceptions semblent apparaître lorsqu'on quitte une page de surveillance (appels ou centre d'appels), après qu'on l'ait quitté. En effet, il y a une requête en cours, et lorsqu'elle se termine, le client a disparu. Ça ne pose a priori pas de problème.</text:p>
      <text:h text:style-name="Heading_20_2" text:outline-level="2">Popup Firefox </text:h>
      <text:p text:style-name="Text_20_body">Pour autoriser les ouvertures de popup sans « location bar » :</text:p>
      <text:p text:style-name="Preformatted_20_Text">dom.disable_window_open_feature.location;false</text:p>
      <text:h text:style-name="Heading_20_2" text:outline-level="2">Affichage fiche client</text:h>
      <text:p text:style-name="Text_20_body">La BDP souhaite pouvoir ouvrir une fiche :</text:p>
      <text:list xml:id="list12076099891" text:style-name="L1">
        <text:list-item>
          <text:p text:style-name="P3">client à la prise d'appel par l'agent, à afficher N secondes avant la mise en relation,</text:p>
        </text:list-item>
        <text:list-item>
          <text:p text:style-name="P3">compte rendu lorsque l'appel est raccroché.</text:p>
        </text:list-item>
      </text:list>
      <text:p text:style-name="Text_20_body">Actuellement l'ouverture de fiche à l'appel utilise l'option URL de la commande Queue ; rien n'est prévu pour le raccroché.</text:p>
      <text:p text:style-name="Text_20_body">Une solution consisterait à détecter les événements dans la fenêtre de surveillance des files (ou des <text:soft-page-break/>appels), et lorsque l'événement raccroché est détecté, ouvrir une fenêtre ; on pourrait aussi utiliser cette méthode pour l'appel entrant, ce qui permettrait d'être indépendant du softphone, voire utiliser un poste classique.</text:p>
      <text:p text:style-name="Text_20_body">Pour cela, l'idéal serait que les événements soient envoyés directement au navigateur : technologie HTML5 / Websockets. Tentative avec Moska, mais pas compris le fonctionnement, abandon.</text:p>
      <text:p text:style-name="Text_20_body">On peut continuer avec la technologie actuelle astportal21 : lib/asterisk.py reçoit et traite les événements, on peut donc déclencher une action dans l'interface templates/cc_monitor.py.</text:p>
      <text:p text:style-name="Text_20_body">Après différents essais, la solution consiste : </text:p>
      <text:list xml:id="list1172306341" text:style-name="L2">
        <text:list-item>
          <text:p text:style-name="P4">à ajouter un Gosub dans les options de la commande Queue (idem avec Macro, mais Gosub est préféré),</text:p>
        </text:list-item>
        <text:list-item>
          <text:p text:style-name="P4">déclencher un événement utilisateur (AgentWillConnect) dans le Gosub, qui transmette certaines variables de canal intéressantes (memebername, callerid, uniqueid, channel) ; pour cela on doit utiliser la fonction master_channel, puisque le canal en cours dans le Gosub est celui de l'agent,</text:p>
        </text:list-item>
        <text:list-item>
          <text:p text:style-name="P4">ensuite faire une pause de N secondes dans le Gosub,</text:p>
        </text:list-item>
        <text:list-item>
          <text:p text:style-name="P4">dans lib/asterisk.py détecter le UserEvent AgentWillConnect, et ajouter les informations au dictionnaire members</text:p>
        </text:list-item>
        <text:list-item>
          <text:p text:style-name="P4">dans templates/cc_monitor.html, lorsque l'état de l'agent passe à 2 (utilisé), on regarde si l'agent correspond à celui qui va être connecté ; le cas échéant, on ouvre une fenêtre avec les paramètres qui permettent de retrouver le client,</text:p>
        </text:list-item>
        <text:list-item>
          <text:p text:style-name="P4">dans templates/cc_monitor.html, lorsque l'état de l'agent passe à 1 (raccroché), on ouvre la fenêtre de compte rendu d'appel.</text:p>
        </text:list-item>
      </text:list>
      <text:p text:style-name="Text_20_body">Paramètres de la file d'attente :</text:p>
      <text:p text:style-name="Preformatted_20_Text">[Groupe1]</text:p>
      <text:p text:style-name="Preformatted_20_Text">strategy = rrmemory</text:p>
      <text:p text:style-name="Preformatted_20_Text">wrapuptime = 0</text:p>
      <text:p text:style-name="Preformatted_20_Text">announce-frequency = 15</text:p>
      <text:p text:style-name="Preformatted_20_Text">min-announce-frequency = 0</text:p>
      <text:p text:style-name="Preformatted_20_Text">announce-holdtime = no</text:p>
      <text:p text:style-name="Preformatted_20_Text">announce-position = no</text:p>
      <text:p text:style-name="Preformatted_20_Text">ringinuse = no</text:p>
      <text:p text:style-name="Preformatted_20_Text">; memberdelay = 4</text:p>
      <text:p text:style-name="Preformatted_20_Text">;eventwhencalled = vars ; yes|no|vars</text:p>
      <text:p text:style-name="Preformatted_20_Text">setinterfacevar = yes</text:p>
      <text:p text:style-name="Preformatted_20_Text">;setqueuevar = yes</text:p>
      <text:p text:style-name="Preformatted_20_Text">setqueueentryvar = yes<text:tab/></text:p>
      <text:p text:style-name="Preformatted_20_Text">;membermacro = agent_connect</text:p>
      <text:p text:style-name="Text_20_body"/>
      <text:p text:style-name="Text_20_body">Contexte d'entrée dans la file (incluant le Gosub) :</text:p>
      <text:p text:style-name="Preformatted_20_Text">exten =&gt; s,1,NoOp(${CALLERID()} ${UNIQUEID})</text:p>
      <text:p text:style-name="Preformatted_20_Text">exten =&gt; s,2,Set(ASTP_test=1234abc)</text:p>
      <text:p text:style-name="Preformatted_20_Text">exten =&gt; s,3,Playback(astportal/ann_g1)</text:p>
      <text:p text:style-name="Preformatted_20_Text">exten =&gt; s,4,Queue(Groupe1,,,,,,,agent_connect)</text:p>
      <text:p text:style-name="Text_20_body"/>
      <text:p text:style-name="Text_20_body">Contexte associé au Gosub de Queue :</text:p>
      <text:p text:style-name="Preformatted_20_Text">[agent_connect]</text:p>
      <text:p text:style-name="Preformatted_20_Text">exten =&gt; s,1,Noop(uid=${UNIQUEID})</text:p>
      <text:p text:style-name="Preformatted_20_Text"/>
      <text:p text:style-name="Preformatted_20_Text"><text:s text:c="2"/>same =&gt; n,Verbose(2,AgentWillConnect,Agent: ${MEMBERNAME},HoldTime: $<text:soft-page-break/>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UserEvent(AgentWillConnect,Agent: ${MEMBERNAME},HoldTime: $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Wait(4)</text:p>
      <text:p text:style-name="Preformatted_20_Text"><text:s text:c="2"/>same =&gt; n,Return</text:p>
      <text:p text:style-name="Text_20_body"/>
      <text:p text:style-name="Text_20_body">Problèmes à voir : comment définir les paramètres depuis l'IHM (durée d'attente avant connexion de l'agent, et destination du Gosub, fiches à ouvrir par l'agent, ...) ? On ajoute ces paramètres à l'objet queue, et on les passe en tant que variables du plan de numérotation dans les applications. On peut ainsi directement régler le délai à la mise en relation. Pour les URL à la mise en relation ou au raccroché, on génère un événement utilisateur, qui permet de stocker ces variables dans la structure member, et de les passer à la page cc_monitor via JSON.</text:p>
      <text:p text:style-name="Text_20_body">Noms des variables : CONNECTURL, HANGUPURL, CONNECTDELAY.</text:p>
      <text:p text:style-name="Text_20_body">En fait il est plus souple de définir les variables via les scénarios avant d'appeler la file.</text:p>
      <text:h text:style-name="Heading_20_3" text:outline-level="3">Authentification CAS</text:h>
      <text:p text:style-name="Text_20_body">À la demande de l'UPF, étude de la CAS-ification de l'application.</text:p>
      <text:p text:style-name="Text_20_body">Dans un premier temps suppression de l'authentification « standard » via SQLalchemy, et remplacée par la configuration normale de repoze.who :</text:p>
      <text:list xml:id="list278599749" text:style-name="L3">
        <text:list-item>
          <text:p text:style-name="P5">suppression des paramètres correspondants dans astportal2/config/app_cfg.py,</text:p>
        </text:list-item>
        <text:list-item>
          <text:p text:style-name="P5">création de who.ini,</text:p>
        </text:list-item>
        <text:list-item>
          <text:p text:style-name="P5">ajout du middleware repoze.who dans astportal2/config/middleware.py.</text:p>
        </text:list-item>
      </text:list>
      <text:p text:style-name="Text_20_body">À partir de là, l'application fonctionne comme avant, mais la configuration de repoze.who peut être librement modifiée.</text:p>
      <text:p text:style-name="Text_20_body">Installation du plugin repose.who.plugins.cas (easy_install repoze.who.plugins.cas), puis configuration dans who.ini de l'authentification via CAS.</text:p>
      <text:p text:style-name="Text_20_body">CAS fournit un userid ; pour faire le lien avec les utilisateurs / groupes / permissions du modèle d'authentification initial de Turbogears, il suffit de réutiliser les fournisseurs métadata standards de Turbogears, c'est à dire astportal2.lib.auth:md_plugin et <text:s/>astportal2.lib.auth:md_group_plugin.</text:p>
      <text:p text:style-name="Text_20_body">(référence <text:a xlink:type="simple" xlink:href="http://turbogears.org/2.1/docs/main/Auth/index.html">http://turbogears.org/2.1/docs/main/Auth/index.html</text:a>).</text:p>
      <text:p text:style-name="Text_20_body">Voir la branche CAS.</text:p>
      <text:h text:style-name="Heading_20_3" text:outline-level="3">jsPlumb.org</text:h>
      <text:p text:style-name="Text_20_body">Utiliser cette librairie pour dessiner les lignes dans les scenarios ?</text:p>
      <text:h text:style-name="Heading_20_3" text:outline-level="3">Branche sg-bdp</text:h>
      <text:p text:style-name="Text_20_body">Création d’une nouvelle branche spécifique centre d’appels SG-BDP.</text:p>
      <text:h text:style-name="Heading_20_3" text:outline-level="3"><text:soft-page-break/>Scénario</text:h>
      <text:p text:style-name="Text_20_body">Fichiers CSS manquants pour JQueryUI ui_css.tar.bz2 à placer dans :</text:p>
      <text:p text:style-name="Preformatted_20_Text">/opt/tg22env/lib/python2.7/site-packages/tw.jquery-0.9.10-py2.7.egg/tw/jquery/static/css</text:p>
      <text:h text:style-name="Heading_20_3" text:outline-level="3">Taxation OPT</text:h>
      <text:p text:style-name="Preformatted_20_Text"/>
      <text:p text:style-name="Preformatted_20_Text">astportal3=# SELECT * FROM table_zonage WHERE prefixe ILIKE '0033%';</text:p>
      <text:p text:style-name="Preformatted_20_Text">-[ RECORD 1 ]--+---------------</text:p>
      <text:p text:style-name="Preformatted_20_Text">prefixe <text:s text:c="7"/>| 003379</text:p>
      <text:p text:style-name="Preformatted_20_Text">code_geo <text:s text:c="6"/>| FR</text:p>
      <text:p text:style-name="Preformatted_20_Text">zone_tarifaire | Internationale</text:p>
      <text:p text:style-name="Preformatted_20_Text">zaa <text:s text:c="11"/>| INTL_FR_mobile</text:p>
      <text:p text:style-name="Preformatted_20_Text">zam <text:s text:c="11"/>| ZAM4</text:p>
      <text:p text:style-name="Preformatted_20_Text">zna <text:s text:c="11"/>| INTL_FR_mobile</text:p>
      <text:p text:style-name="Preformatted_20_Text">surtaxe_pcv <text:s text:c="3"/>| 1</text:p>
      <text:p text:style-name="Preformatted_20_Text">ile_ou_pays <text:s text:c="3"/>| FRANCE</text:p>
      <text:p text:style-name="Preformatted_20_Text">-[ RECORD 2 ]--+---------------</text:p>
      <text:p text:style-name="Preformatted_20_Text">prefixe <text:s text:c="7"/>| 00336</text:p>
      <text:p text:style-name="Preformatted_20_Text">code_geo <text:s text:c="6"/>| FR</text:p>
      <text:p text:style-name="Preformatted_20_Text">zone_tarifaire | Internationale</text:p>
      <text:p text:style-name="Preformatted_20_Text">zaa <text:s text:c="11"/>| INTL_FR_mobile</text:p>
      <text:p text:style-name="Preformatted_20_Text">zam <text:s text:c="11"/>| ZAM4</text:p>
      <text:p text:style-name="Preformatted_20_Text">zna <text:s text:c="11"/>| INTL_FR_mobile</text:p>
      <text:p text:style-name="Preformatted_20_Text">surtaxe_pcv <text:s text:c="3"/>| 1</text:p>
      <text:p text:style-name="Preformatted_20_Text">ile_ou_pays <text:s text:c="3"/>| FRANCE</text:p>
      <text:p text:style-name="Preformatted_20_Text">-[ RECORD 3 ]--+---------------</text:p>
      <text:p text:style-name="Preformatted_20_Text">prefixe <text:s text:c="7"/>| 0033</text:p>
      <text:p text:style-name="Preformatted_20_Text">code_geo <text:s text:c="6"/>| FR</text:p>
      <text:p text:style-name="Preformatted_20_Text">zone_tarifaire | Internationale</text:p>
      <text:p text:style-name="Preformatted_20_Text">zaa <text:s text:c="11"/>| INTL_FR</text:p>
      <text:p text:style-name="Preformatted_20_Text">zam <text:s text:c="11"/>| ZAM4</text:p>
      <text:p text:style-name="Preformatted_20_Text">zna <text:s text:c="11"/>| INTL_FR</text:p>
      <text:p text:style-name="Preformatted_20_Text">surtaxe_pcv <text:s text:c="3"/>| 1</text:p>
      <text:p text:style-name="Preformatted_20_Text">ile_ou_pays <text:s text:c="3"/>| FRANCE</text:p>
      <text:p text:style-name="Preformatted_20_Text"/>
      <text:p text:style-name="Preformatted_20_Text">astportal3=# SELECT * FROM optimum_time WHERE destination ILIKE 'INTL_FR%' AND offre= 'OPTIMUM_200';</text:p>
      <text:p text:style-name="Preformatted_20_Text">-[ RECORD 1 ]---------------</text:p>
      <text:p text:style-name="Preformatted_20_Text">offre <text:s text:c="6"/>| OPTIMUM_200</text:p>
      <text:p text:style-name="Preformatted_20_Text">destination | INTL_FR</text:p>
      <text:p text:style-name="Preformatted_20_Text">ctm <text:s text:c="8"/>| 60</text:p>
      <text:p text:style-name="Preformatted_20_Text">prix_ctm1 <text:s text:c="2"/>| 19.09</text:p>
      <text:p text:style-name="Preformatted_20_Text">prix_ctm2 <text:s text:c="2"/>| 23.64</text:p>
      <text:p text:style-name="Preformatted_20_Text">prix_hp1 <text:s text:c="3"/>| 0</text:p>
      <text:p text:style-name="Preformatted_20_Text">prix_hp2 <text:s text:c="3"/>| 0</text:p>
      <text:p text:style-name="Preformatted_20_Text">prix_hc1 <text:s text:c="3"/>| 0</text:p>
      <text:p text:style-name="Preformatted_20_Text">prix_hc2 <text:s text:c="3"/>| 0</text:p>
      <text:p text:style-name="Preformatted_20_Text">prix_df <text:s text:c="4"/>| 19.09</text:p>
      <text:p text:style-name="Preformatted_20_Text">prix_hf <text:s text:c="4"/>| 23.64</text:p>
      <text:p text:style-name="Preformatted_20_Text">-[ RECORD 2 ]---------------</text:p>
      <text:p text:style-name="Preformatted_20_Text">offre <text:s text:c="6"/>| OPTIMUM_200</text:p>
      <text:p text:style-name="Preformatted_20_Text">destination | INTL_FR_mobile</text:p>
      <text:p text:style-name="Preformatted_20_Text">ctm <text:s text:c="8"/>| 60</text:p>
      <text:p text:style-name="Preformatted_20_Text">prix_ctm1 <text:s text:c="2"/>| 33.33</text:p>
      <text:p text:style-name="Preformatted_20_Text">prix_ctm2 <text:s text:c="2"/>| 37.88</text:p>
      <text:p text:style-name="Preformatted_20_Text">prix_hp1 <text:s text:c="3"/>| 0</text:p>
      <text:p text:style-name="Preformatted_20_Text">prix_hp2 <text:s text:c="3"/>| 0</text:p>
      <text:p text:style-name="Preformatted_20_Text">prix_hc1 <text:s text:c="3"/>| 0</text:p>
      <text:p text:style-name="Preformatted_20_Text">prix_hc2 <text:s text:c="3"/>| 0</text:p>
      <text:p text:style-name="Preformatted_20_Text"><text:soft-page-break/>prix_df <text:s text:c="4"/>| 33.33</text:p>
      <text:p text:style-name="Preformatted_20_Text">prix_hf <text:s text:c="4"/>| 37.88</text:p>
      <text:p text:style-name="Preformatted_20_Text"/>
      <text:p text:style-name="Preformatted_20_Text">astportal3=# SELECT * FROM table_prix WHERE zone_destination='ZAM4' ;</text:p>
      <text:p text:style-name="Preformatted_20_Text">-[ RECORD 1 ]----+--------</text:p>
      <text:p text:style-name="Preformatted_20_Text">zone_destination | ZAM4</text:p>
      <text:p text:style-name="Preformatted_20_Text">ctm <text:s text:c="13"/>| 180</text:p>
      <text:p text:style-name="Preformatted_20_Text">prix_ctm <text:s text:c="8"/>| 1024.98</text:p>
      <text:p text:style-name="Preformatted_20_Text">cta <text:s text:c="13"/>| 0</text:p>
      <text:p text:style-name="Preformatted_20_Text">prix_cta <text:s text:c="8"/>| 0</text:p>
      <text:p text:style-name="Preformatted_20_Text">prix_hc <text:s text:c="9"/>| 341.66</text:p>
      <text:p text:style-name="Preformatted_20_Text">prix_hp <text:s text:c="9"/>| 341.66</text:p>
      <text:p text:style-name="Preformatted_20_Text">step_hc <text:s text:c="9"/>| 60</text:p>
      <text:p text:style-name="Preformatted_20_Text">step_hp <text:s text:c="9"/>| 60</text:p>
      <text:p text:style-name="Preformatted_20_Text"/>
      <text:p text:style-name="Preformatted_20_Text">astportal3=# SELECT * FROM liste_pays WHERE code='FR' ;</text:p>
      <text:p text:style-name="Preformatted_20_Text">-[ RECORD 1 ]---</text:p>
      <text:p text:style-name="Preformatted_20_Text">code <text:s text:c="3"/>| FR</text:p>
      <text:p text:style-name="Preformatted_20_Text">libelle | FRANCE</text:p>
      <text:p text:style-name="Preformatted_20_Text"/>
      <text:p text:style-name="Text_20_body">exemples de requêtes combinées :</text:p>
      <text:p text:style-name="Preformatted_20_Text">astportal3=# SELECT * FROM table_zonage, optimum_time, table_prix, liste_pays WHERE destination=zaa AND zam=zone_destination AND code=code_geo AND offre='OPTIMUM_200' AND prefixe='0033' ;</text:p>
      <text:p text:style-name="Preformatted_20_Text">-[ RECORD 1 ]----+---------------</text:p>
      <text:p text:style-name="Preformatted_20_Text">prefixe <text:s text:c="9"/>| 0033</text:p>
      <text:p text:style-name="Preformatted_20_Text">code_geo <text:s text:c="8"/>| FR</text:p>
      <text:p text:style-name="Preformatted_20_Text">zone_tarifaire <text:s text:c="2"/>| Internationale</text:p>
      <text:p text:style-name="Preformatted_20_Text">zaa <text:s text:c="13"/>| INTL_FR</text:p>
      <text:p text:style-name="Preformatted_20_Text">zam <text:s text:c="13"/>| ZAM4</text:p>
      <text:p text:style-name="Preformatted_20_Text">zna <text:s text:c="13"/>| INTL_FR</text:p>
      <text:p text:style-name="Preformatted_20_Text">surtaxe_pcv <text:s text:c="5"/>| 1</text:p>
      <text:p text:style-name="Preformatted_20_Text">ile_ou_pays <text:s text:c="5"/>| FRANCE</text:p>
      <text:p text:style-name="Preformatted_20_Text">offre <text:s text:c="11"/>| OPTIMUM_200</text:p>
      <text:p text:style-name="Preformatted_20_Text">destination <text:s text:c="5"/>| INTL_FR</text:p>
      <text:p text:style-name="Preformatted_20_Text">ctm <text:s text:c="13"/>| 60</text:p>
      <text:p text:style-name="Preformatted_20_Text">prix_ctm1 <text:s text:c="7"/>| 19.09</text:p>
      <text:p text:style-name="Preformatted_20_Text">prix_ctm2 <text:s text:c="7"/>| 23.64</text:p>
      <text:p text:style-name="Preformatted_20_Text">prix_hp1 <text:s text:c="8"/>| 0</text:p>
      <text:p text:style-name="Preformatted_20_Text">prix_hp2 <text:s text:c="8"/>| 0</text:p>
      <text:p text:style-name="Preformatted_20_Text">prix_hc1 <text:s text:c="8"/>| 0</text:p>
      <text:p text:style-name="Preformatted_20_Text">prix_hc2 <text:s text:c="8"/>| 0</text:p>
      <text:p text:style-name="Preformatted_20_Text">prix_df <text:s text:c="9"/>| 19.09</text:p>
      <text:p text:style-name="Preformatted_20_Text">prix_hf <text:s text:c="9"/>| 23.64</text:p>
      <text:p text:style-name="Preformatted_20_Text">zone_destination | ZAM4</text:p>
      <text:p text:style-name="Preformatted_20_Text">ctm <text:s text:c="13"/>| 180</text:p>
      <text:p text:style-name="Preformatted_20_Text">prix_ctm <text:s text:c="8"/>| 1024.98</text:p>
      <text:p text:style-name="Preformatted_20_Text">cta <text:s text:c="13"/>| 0</text:p>
      <text:p text:style-name="Preformatted_20_Text">prix_cta <text:s text:c="8"/>| 0</text:p>
      <text:p text:style-name="Preformatted_20_Text">prix_hc <text:s text:c="9"/>| 341.66</text:p>
      <text:p text:style-name="Preformatted_20_Text">prix_hp <text:s text:c="9"/>| 341.66</text:p>
      <text:p text:style-name="Preformatted_20_Text">step_hc <text:s text:c="9"/>| 60</text:p>
      <text:p text:style-name="Preformatted_20_Text">step_hp <text:s text:c="9"/>| 60</text:p>
      <text:p text:style-name="Preformatted_20_Text">code <text:s text:c="12"/>| FR</text:p>
      <text:p text:style-name="Preformatted_20_Text">libelle <text:s text:c="9"/>| FRANCE</text:p>
      <text:p text:style-name="Preformatted_20_Text"/>
      <text:p text:style-name="Preformatted_20_Text">astportal3=# SELECT * FROM table_zonage, optimum_time, table_prix, liste_pays WHERE destination=zaa AND zam=zone_destination AND code=code_geo AND offre='OPTIMUM_200' AND prefixe='003379' ;</text:p>
      <text:p text:style-name="Preformatted_20_Text">-[ RECORD 1 ]----+---------------</text:p>
      <text:p text:style-name="Preformatted_20_Text">prefixe <text:s text:c="9"/>| 003379</text:p>
      <text:p text:style-name="Preformatted_20_Text"><text:soft-page-break/>code_geo <text:s text:c="8"/>| FR</text:p>
      <text:p text:style-name="Preformatted_20_Text">zone_tarifaire <text:s text:c="2"/>| Internationale</text:p>
      <text:p text:style-name="Preformatted_20_Text">zaa <text:s text:c="13"/>| INTL_FR_mobile</text:p>
      <text:p text:style-name="Preformatted_20_Text">zam <text:s text:c="13"/>| ZAM4</text:p>
      <text:p text:style-name="Preformatted_20_Text">zna <text:s text:c="13"/>| INTL_FR_mobile</text:p>
      <text:p text:style-name="Preformatted_20_Text">surtaxe_pcv <text:s text:c="5"/>| 1</text:p>
      <text:p text:style-name="Preformatted_20_Text">ile_ou_pays <text:s text:c="5"/>| FRANCE</text:p>
      <text:p text:style-name="Preformatted_20_Text">offre <text:s text:c="11"/>| OPTIMUM_200</text:p>
      <text:p text:style-name="Preformatted_20_Text">destination <text:s text:c="5"/>| INTL_FR_mobile</text:p>
      <text:p text:style-name="Preformatted_20_Text">ctm <text:s text:c="13"/>| 60</text:p>
      <text:p text:style-name="Preformatted_20_Text">prix_ctm1 <text:s text:c="7"/>| 33.33</text:p>
      <text:p text:style-name="Preformatted_20_Text">prix_ctm2 <text:s text:c="7"/>| 37.88</text:p>
      <text:p text:style-name="Preformatted_20_Text">prix_hp1 <text:s text:c="8"/>| 0</text:p>
      <text:p text:style-name="Preformatted_20_Text">prix_hp2 <text:s text:c="8"/>| 0</text:p>
      <text:p text:style-name="Preformatted_20_Text">prix_hc1 <text:s text:c="8"/>| 0</text:p>
      <text:p text:style-name="Preformatted_20_Text">prix_hc2 <text:s text:c="8"/>| 0</text:p>
      <text:p text:style-name="Preformatted_20_Text">prix_df <text:s text:c="9"/>| 33.33</text:p>
      <text:p text:style-name="Preformatted_20_Text">prix_hf <text:s text:c="9"/>| 37.88</text:p>
      <text:p text:style-name="Preformatted_20_Text">zone_destination | ZAM4</text:p>
      <text:p text:style-name="Preformatted_20_Text">ctm <text:s text:c="13"/>| 180</text:p>
      <text:p text:style-name="Preformatted_20_Text">prix_ctm <text:s text:c="8"/>| 1024.98</text:p>
      <text:p text:style-name="Preformatted_20_Text">cta <text:s text:c="13"/>| 0</text:p>
      <text:p text:style-name="Preformatted_20_Text">prix_cta <text:s text:c="8"/>| 0</text:p>
      <text:p text:style-name="Preformatted_20_Text">prix_hc <text:s text:c="9"/>| 341.66</text:p>
      <text:p text:style-name="Preformatted_20_Text">prix_hp <text:s text:c="9"/>| 341.66</text:p>
      <text:p text:style-name="Preformatted_20_Text">step_hc <text:s text:c="9"/>| 60</text:p>
      <text:p text:style-name="Preformatted_20_Text">step_hp <text:s text:c="9"/>| 60</text:p>
      <text:p text:style-name="Preformatted_20_Text">code <text:s text:c="12"/>| FR</text:p>
      <text:p text:style-name="Preformatted_20_Text">libelle <text:s text:c="9"/>| FRANCE</text:p>
      <text:p text:style-name="Preformatted_20_Text"/>
      <text:h text:style-name="P2" text:outline-level="3">qtmonitor sous Win7</text:h>
      <text:p text:style-name="P6">Création VM Win7 sur tiare.</text:p>
      <text:p text:style-name="P6">Installation Python-2.7.3 + pyqt à partir des binaires.</text:p>
      <text:p text:style-name="P6">Installation de PyInstaller : il génère un dossier monitor/dist/monitor/ qui contient un exécutable (monitor.exe) et toutes les DLL pour que ça fonctionne. Il faut aussi lancer pyinstaller avec l’option -w, sinon la fenêtre dos apparaît.</text:p>
      <text:p text:style-name="P6">Il suffit alors d’ajouter monitor.cfg à ce dossier, le zipper, et l’installer sur un autre PC. On peut aussi utiliser nsis pour générer un installeur à partir du dossier zippé (taille plus petite) : ça permet de l’installer, mais il n’y a pas de dés-installeur (supprimer le dossier ?).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FreeSans1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2T09:45:32</meta:creation-date>
    <dc:date>2013-03-22T17:25:00</dc:date>
    <meta:editing-duration>P3DT5H59M3S</meta:editing-duration>
    <meta:editing-cycles>31</meta:editing-cycles>
    <meta:generator>LibreOffice/3.6$Linux_X86_64 LibreOffice_project/360m1$Build-2</meta:generator>
    <dc:creator>Jean-Denis Girard</dc:creator>
    <meta:document-statistic meta:table-count="0" meta:image-count="0" meta:object-count="1" meta:page-count="13" meta:paragraph-count="604" meta:word-count="2294" meta:character-count="18303" meta:non-whitespace-character-count="15725"/>
  </office:meta>
</office:document-meta>
</file>